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left="0in" fo:margin-right="0in" fo:margin-top="0.1252in" fo:margin-bottom="0.1252in" style:contextual-spacing="false" fo:orphans="2" fo:widows="2" fo:text-indent="0in" style:auto-text-indent="false" fo:padding="0in" fo:border="none"/>
      <style:text-properties fo:font-variant="normal" fo:text-transform="none" fo:color="#2d3b45" loext:opacity="100%" style:font-name="Lato Extended" fo:font-size="12pt" fo:letter-spacing="normal" fo:font-style="normal" fo:font-weight="normal"/>
    </style:style>
    <style:style style:name="P2" style:family="paragraph" style:parent-style-name="Text_20_body" style:list-style-name="L1">
      <style:paragraph-properties fo:margin-left="0in" fo:margin-right="0in" fo:margin-top="0.1252in" fo:margin-bottom="0.1252in" style:contextual-spacing="false" fo:orphans="2" fo:widows="2" fo:text-indent="0in" style:auto-text-indent="false" fo:padding="0in" fo:border="none"/>
      <style:text-properties fo:font-variant="normal" fo:text-transform="none" fo:color="#2d3b45" loext:opacity="100%" style:font-name="Lato Extended" fo:font-size="12pt" fo:letter-spacing="normal" fo:font-style="normal" fo:font-weight="normal" officeooo:rsid="001e35d2" officeooo:paragraph-rsid="001e35d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60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41836728" text:style-name="L1">
        <text:list-item>
          <text:p text:style-name="P1"/>
        </text:list-item>
        <text:list-item>
          <text:p text:style-name="P1"/>
        </text:list-item>
        <text:list-item>
          <text:p text:style-name="P2">Objectives!!!</text:p>
        </text:list-item>
        <text:list-item>
          <text:p text:style-name="P2"/>
        </text:list-item>
        <text:list-item>
          <text:p text:style-name="P1">A thorough, reflective understanding of their strengths, weaknesses, and passions to help determine the best positions for them.</text:p>
        </text:list-item>
        <text:list-item>
          <text:p text:style-name="P1">Resumes that clearly depict how past experience is related to the new position they're applying for (even if that past experience wasn't in the tech industry!)</text:p>
        </text:list-item>
        <text:list-item>
          <text:p text:style-name="P1">Cover letters that convey their authentic, multifaceted personality, and highlight why they're a great technical and culture fit for a team.</text:p>
        </text:list-item>
        <text:list-item>
          <text:p text:style-name="P1">An understanding of their strengths and weaknesses, and how to convey them positively in an interview.</text:p>
        </text:list-item>
        <text:list-item>
          <text:p text:style-name="P1">An awareness of the personal narrative they want to depict, and an understanding of how to convey it.</text:p>
        </text:list-item>
        <text:list-item>
          <text:p text:style-name="P1">Soft skills necessary to succeed on a team, and the ability to demonstrate those skills to interviewers.</text:p>
        </text:list-item>
        <text:list-item>
          <text:p text:style-name="P1">Clear goals and trajectorie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09:53:57.167595367</meta:creation-date>
    <dc:date>2024-03-01T09:54:34.801926100</dc:date>
    <meta:editing-duration>PT38S</meta:editing-duration>
    <meta:editing-cycles>1</meta:editing-cycles>
    <meta:document-statistic meta:table-count="0" meta:image-count="0" meta:object-count="0" meta:page-count="1" meta:paragraph-count="11" meta:word-count="132" meta:character-count="787" meta:non-whitespace-character-count="674"/>
    <meta:generator>LibreOffice/7.3.7.2$Linux_X86_64 LibreOffice_project/30$Build-2</meta:generator>
  </office:meta>
</office:document-meta>
</file>